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60000009BE2AC952809C0D9B9.png" manifest:media-type="image/png"/>
  <manifest:file-entry manifest:full-path="Pictures/10000000000000B3000000B4B32E215958F47984.jpg" manifest:media-type="image/jpeg"/>
  <manifest:file-entry manifest:full-path="Pictures/100002010000067F0000018CFA3453DBB1F5A717.png" manifest:media-type="image/png"/>
  <manifest:file-entry manifest:full-path="Pictures/1000020100000422000002C4A4050D7FDACF19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3" style:family="graphic" style:parent-style-name="standard">
      <style:graphic-properties svg:stroke-color="#cc0000" draw:fill="solid" draw:fill-color="#cc0000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loext:graphic-properties draw:fill="solid" draw:fill-color="#cc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1.199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1.5cm" svg:x="0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8cm" svg:height="0.2cm" svg:x="0cm" svg:y="1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55cm" svg:height="4.386cm" svg:x="-0.056cm" svg:y="11.4cm">
          <draw:image xlink:href="Pictures/1000020100000422000002C4A4050D7FDACF19EA.png" xlink:type="simple" xlink:show="embed" xlink:actuate="onLoad">
            <text:p/>
          </draw:image>
        </draw:frame>
        <draw:frame draw:style-name="gr4" draw:text-style-name="P4" draw:layer="layout" svg:width="9cm" svg:height="2.142cm" svg:x="13.9cm" svg:y="12.564cm">
          <draw:image xlink:href="Pictures/100002010000067F0000018CFA3453DBB1F5A717.png" xlink:type="simple" xlink:show="embed" xlink:actuate="onLoad">
            <text:p/>
          </draw:image>
        </draw:frame>
        <draw:frame draw:style-name="gr4" draw:text-style-name="P4" draw:layer="layout" svg:width="4.4cm" svg:height="4.425cm" svg:x="23cm" svg:y="11.437cm">
          <draw:image xlink:href="Pictures/10000000000000B3000000B4B32E215958F47984.jpg" xlink:type="simple" xlink:show="embed" xlink:actuate="onLoad">
            <text:p/>
          </draw:image>
        </draw:frame>
        <draw:frame draw:style-name="gr4" draw:text-style-name="P4" draw:layer="layout" svg:width="7.362cm" svg:height="3.5cm" svg:x="6.4cm" svg:y="11.9cm">
          <draw:image xlink:href="Pictures/10000000000001460000009BE2AC952809C0D9B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2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5cm" fo:text-indent="0cm"/>
      <style:text-properties fo:font-size="1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6cm" presentation:class="title" presentation:placeholder="true">
        <draw:text-box/>
      </draw:frame>
      <draw:frame presentation:style-name="Default-outline1" draw:layer="backgroundobjects" svg:width="24.63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8T10:17:34</meta:creation-date>
    <dc:date>2016-10-04T12:50:52.239097573</dc:date>
    <meta:editing-duration>PT2H11M11S</meta:editing-duration>
    <meta:editing-cycles>8</meta:editing-cycles>
    <meta:generator>LibreOffice/5.1.4.2$Linux_X86_64 LibreOffice_project/10m0$Build-2</meta:generator>
    <meta:document-statistic meta:object-count="30"/>
  </office:meta>
</office:document-meta>
</file>